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REATE TABLE academia (</text:p>
      <text:p text:style-name="Standard"><text:s text:c="4"/>id_academia SERIAL PRIMARY KEY,</text:p>
      <text:p text:style-name="Standard"><text:s text:c="4"/>nome VARCHAR(100) NOT NULL,</text:p>
      <text:p text:style-name="Standard"><text:s text:c="4"/>endereco VARCHAR(100) NOT NULL,</text:p>
      <text:p text:style-name="Standard"><text:s text:c="4"/>telefone VARCHAR(20) NOT NULL</text:p>
      <text:p text:style-name="Standard">);</text:p>
      <text:p text:style-name="Standard"/>
      <text:p text:style-name="Standard">CREATE TABLE clientes (</text:p>
      <text:p text:style-name="Standard"><text:s text:c="4"/>id_cliente SERIAL PRIMARY KEY,</text:p>
      <text:p text:style-name="Standard"><text:s text:c="4"/>nome VARCHAR(100) NOT NULL,</text:p>
      <text:p text:style-name="Standard"><text:s text:c="4"/>cpf VARCHAR(14) NOT NULL UNIQUE,</text:p>
      <text:p text:style-name="Standard"><text:s text:c="4"/>data_nascimento DATE NOT NULL,</text:p>
      <text:p text:style-name="Standard"><text:s text:c="4"/>telefone VARCHAR(20) NOT NULL,</text:p>
      <text:p text:style-name="Standard"><text:s text:c="4"/>email VARCHAR(100) NOT NULL UNIQUE</text:p>
      <text:p text:style-name="Standard">);</text:p>
      <text:p text:style-name="Standard"/>
      <text:p text:style-name="Standard">CREATE TABLE instrutor (</text:p>
      <text:p text:style-name="Standard"><text:s text:c="4"/>id_instrutor SERIAL PRIMARY KEY,</text:p>
      <text:p text:style-name="Standard"><text:s text:c="4"/>nome VARCHAR(100) NOT NULL,</text:p>
      <text:p text:style-name="Standard"><text:s text:c="4"/>especialidade VARCHAR(100) NOT NULL,</text:p>
      <text:p text:style-name="Standard"><text:s text:c="4"/>telefone VARCHAR(20) NOT NULL,</text:p>
      <text:p text:style-name="Standard"><text:s text:c="4"/>cref VARCHAR(100) NOT NULL</text:p>
      <text:p text:style-name="Standard">);</text:p>
      <text:p text:style-name="Standard"/>
      <text:p text:style-name="Standard">CREATE TABLE maquina (</text:p>
      <text:p text:style-name="Standard"><text:s text:c="4"/>id_maquina SERIAL PRIMARY KEY,</text:p>
      <text:p text:style-name="Standard"><text:s text:c="4"/>nome VARCHAR(100) NOT NULL</text:p>
      <text:p text:style-name="Standard">);</text:p>
      <text:p text:style-name="Standard"/>
      <text:p text:style-name="Standard">CREATE TABLE contrato (</text:p>
      <text:p text:style-name="Standard"><text:s text:c="4"/>id_instrutor INT,</text:p>
      <text:p text:style-name="Standard"><text:s text:c="4"/>id_academia INT,</text:p>
      <text:p text:style-name="Standard"><text:s text:c="4"/>PRIMARY KEY (id_instrutor, id_academia),</text:p>
      <text:p text:style-name="Standard"><text:s text:c="4"/>FOREIGN KEY (id_instrutor) REFERENCES instrutor(id_instrutor) ON DELETE CASCADE,</text:p>
      <text:p text:style-name="Standard"><text:s text:c="4"/>FOREIGN KEY (id_academia) REFERENCES academia(id_academia) ON DELETE CASCADE</text:p>
      <text:p text:style-name="Standard">);</text:p>
      <text:p text:style-name="Standard"/>
      <text:p text:style-name="Standard">CREATE TABLE matricula (</text:p>
      <text:p text:style-name="Standard"><text:s text:c="4"/>id_cliente INT,</text:p>
      <text:p text:style-name="Standard"><text:s text:c="4"/>id_academia INT,</text:p>
      <text:p text:style-name="Standard"><text:s text:c="4"/>data_inicio DATE,</text:p>
      <text:p text:style-name="Standard"><text:s text:c="4"/>data_fim DATE,</text:p>
      <text:p text:style-name="Standard"><text:s text:c="4"/>PRIMARY KEY (id_cliente, id_academia),</text:p>
      <text:p text:style-name="Standard"><text:s text:c="4"/>FOREIGN KEY (id_cliente) REFERENCES clientes(id_cliente) ON DELETE CASCADE,</text:p>
      <text:p text:style-name="Standard"><text:s text:c="4"/>FOREIGN KEY (id_academia) REFERENCES academia(id_academia) ON DELETE CASCADE</text:p>
      <text:p text:style-name="Standard">);</text:p>
      <text:p text:style-name="Standard"/>
      <text:p text:style-name="Standard">CREATE TABLE ficha_treino (</text:p>
      <text:p text:style-name="Standard"><text:s text:c="4"/>id_ficha SERIAL PRIMARY KEY,</text:p>
      <text:p text:style-name="Standard"><text:s text:c="4"/>objetivo VARCHAR(100),</text:p>
      <text:soft-page-break/>
      <text:p text:style-name="Standard"><text:s text:c="4"/>data_inicio DATE,</text:p>
      <text:p text:style-name="Standard"><text:s text:c="4"/>data_fim DATE,</text:p>
      <text:p text:style-name="Standard"><text:s text:c="4"/>id_cliente INT,</text:p>
      <text:p text:style-name="Standard"><text:s text:c="4"/>id_instrutor INT,</text:p>
      <text:p text:style-name="Standard"><text:s text:c="4"/>FOREIGN KEY (id_cliente) REFERENCES clientes(id_cliente) ON DELETE CASCADE,</text:p>
      <text:p text:style-name="Standard"><text:s text:c="4"/>FOREIGN KEY (id_instrutor) REFERENCES instrutor(id_instrutor) ON DELETE SET NULL</text:p>
      <text:p text:style-name="Standard">);</text:p>
      <text:p text:style-name="Standard"/>
      <text:p text:style-name="Standard">CREATE TABLE ficha_maquina (</text:p>
      <text:p text:style-name="Standard"><text:s text:c="4"/>id_ficha INT,</text:p>
      <text:p text:style-name="Standard"><text:s text:c="4"/>id_maquina INT,</text:p>
      <text:p text:style-name="Standard"><text:s text:c="4"/>series INT,</text:p>
      <text:p text:style-name="Standard"><text:s text:c="4"/>repeticoes INT,</text:p>
      <text:p text:style-name="Standard"><text:s text:c="4"/>PRIMARY KEY (id_ficha, id_maquina),</text:p>
      <text:p text:style-name="Standard"><text:s text:c="4"/>FOREIGN KEY (id_ficha) REFERENCES ficha_treino(id_ficha) ON DELETE CASCADE,</text:p>
      <text:p text:style-name="Standard"><text:s text:c="4"/>FOREIGN KEY (id_maquina) REFERENCES maquina(id_maquina) ON DELETE CASCADE</text:p>
      <text:p text:style-name="Standard">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uno16 Lab02</meta:initial-creator>
    <dc:creator>Aluno01 Lab02</dc:creator>
    <meta:creation-date>2026-04-09T11:38:00Z</meta:creation-date>
    <dc:date>2026-04-09T11:38:00Z</dc:date>
    <meta:template xlink:href="Normal" xlink:type="simple"/>
    <meta:editing-cycles>2</meta:editing-cycles>
    <meta:editing-duration>PT60S</meta:editing-duration>
    <meta:document-statistic meta:page-count="2" meta:paragraph-count="3" meta:word-count="304" meta:character-count="1943" meta:row-count="13" meta:non-whitespace-character-count="1642"/>
  </office:meta>
</office:document-meta>
</file>